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</style:style>
    <style:style style:name="P2" style:parent-style-name="Standard" style:family="paragraph">
      <style:paragraph-properties fo:margin-bottom="0.1965in"/>
    </style:style>
    <style:style style:name="P3" style:parent-style-name="Standard" style:family="paragraph">
      <style:paragraph-properties fo:margin-bottom="0.1965in"/>
    </style:style>
    <style:style style:name="P4" style:parent-style-name="Standard" style:family="paragraph">
      <style:paragraph-properties fo:margin-bottom="0.1965in"/>
    </style:style>
  </office:automatic-styles>
  <office:body>
    <office:text text:use-soft-page-breaks="true">
      <text:p text:style-name="P1">Professor<text:s/>Kapfhammer,</text:p>
      <text:p text:style-name="P2">I would like to ask you to be my second reader as I have enrolled in several of your courses and have worked with you on numerous occasions. If at all possible, due<text:s/>to professor Roos's background in visual computing – and my thesis project hinging on computer graphics related research – I would like to have him as my first reader.</text:p>
      <text:p text:style-name="P3">Thank you very much for your consideration and I hope to hear back soon with the decision.</text:p>
      <text:p text:style-name="P4">Regards,<text:line-break/>Braden Licastr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den Licastro</meta:initial-creator>
    <dc:creator>Braden Licastro</dc:creator>
    <meta:creation-date>2013-09-05T17:06:00Z</meta:creation-date>
    <dc:date>2013-09-06T16:00:00Z</dc:date>
    <meta:print-date>2013-09-05T17:08:00Z</meta:print-date>
    <meta:template xlink:href="Normal.dotm" xlink:type="simple"/>
    <meta:editing-cycles>1</meta:editing-cycles>
    <meta:editing-duration>PT0S</meta:editing-duration>
    <meta:document-statistic meta:page-count="1" meta:paragraph-count="1" meta:word-count="70" meta:character-count="470" meta:row-count="3" meta:non-whitespace-character-count="401"/>
  </office:meta>
</office:document-meta>
</file>